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0" style:family="table-cell" style:parent-style-name="Default">
      <style:table-cell-properties fo:background-color="#d8bfd8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ALUMNO/A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3"/>
          <table:table-cell office:value-type="string" calcext:value-type="string">
            <text:p>P1 (-1 punto)</text:p>
          </table:table-cell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3"/>
          <table:table-cell office:value-type="string" calcext:value-type="string">
            <text:p>P2 (-3 puntos)</text:p>
          </table:table-cell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3"/>
          <table:table-cell office:value-type="string" calcext:value-type="string">
            <text:p>P3 (suspenso)</text:p>
          </table:table-cell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ublico_base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menu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dmin_base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uth_login.njk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5];[.B47:.B51];[.B53])" office:value-type="float" office:value="3" calcext:value-type="float">
            <text:p>3,0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2"/>
          <table:table-cell table:number-columns-repeated="4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20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7:.B61])" office:value-type="float" office:value="0.5" calcext:value-type="float">
            <text:p>0,5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style-name="ce13" office:value-type="float" office:value="0.5" calcext:value-type="float">
            <text:p>0,5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20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7:.B68])" office:value-type="float" office:value="0.25" calcext:value-type="float">
            <text:p>0,2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2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4];[.B62];[.B64];[.B69])" office:value-type="float" office:value="10" calcext:value-type="float">
            <text:p>10,00</text:p>
          </table:table-cell>
          <table:table-cell table:style-name="ce22" table:number-columns-repeated="2"/>
          <table:table-cell table:number-columns-repeated="2"/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1">00/00/0000</text:date>, <text:time style:data-style-name="N2" text:time-value="10:14:36.2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01T10:15:42.667000000</dc:date>
    <meta:editing-duration>PT1H35M24S</meta:editing-duration>
    <meta:editing-cycles>9</meta:editing-cycles>
    <meta:document-statistic meta:table-count="1" meta:cell-count="113" meta:object-count="0"/>
  </office:meta>
</office:document-meta>
</file>